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 text:style-name="P1"><text:span text:style-name="T1">QB Networks &amp; Masscollabs Services</text:span></text:p>
          </draw:text-box>
        </draw:frame>
        <draw:frame presentation:style-name="pr2" draw:text-style-name="P3" draw:layer="layout" svg:width="25.2cm" svg:height="10.548cm" svg:x="1.4cm" svg:y="3.8cm" presentation:class="subtitle">
          <draw:text-box>
            <text:p text:style-name="P2"><text:span text:style-name="T2">Freedom to Explore and Conquer the Free Softwa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5"><text:span text:style-name="T1">QB Networks &amp; Masscollabs Services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Founded Birleşik Dergi a magazine for Free Software and our hacker culture(Birleşik means United in Turkish/Türkçe)</text:p>
              </text:list-item>
              <text:list-item>
                <text:p>Announced PSD UNIX project in another words Next Generation UNIX because of interconnectivity , convergence and continuum and AGPLv3-or-later license for our comm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5"><text:span text:style-name="T1">QB Networks &amp; Masscollabs Services</text:span>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orking for Free Software with training sessions to newcomers and to the internet cyberspace and publ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5"><text:span text:style-name="T1">QB Networks &amp; Masscollabs Services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 text:style-name="P6">CC BY-SA 4.0 or later</text:p>
              </text:list-item>
              <text:list-item>
                <text:p text:style-name="P6">By Mert Gör : <text:a xlink:href="mailto:mertgor@qbnetworks.xyz" xlink:type="simple">mertgor@qbnetworks.xyz</text:a></text:p>
              </text:list-item>
              <text:list-item>
                <text:p text:style-name="P6">GPG Key ID: 0xD200B456637BC4F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5"><text:span text:style-name="T1">QB Networks &amp; Masscollabs Services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 text:style-name="P6">Telegram Group : <text:a xlink:href="https://t.me/masscollabs" xlink:type="simple">https://t.me/masscollabs</text:a></text:p>
              </text:list-item>
              <text:list-item>
                <text:p text:style-name="P6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01:06:34.087876935</meta:creation-date>
    <meta:editing-duration>PT11M26S</meta:editing-duration>
    <meta:editing-cycles>13</meta:editing-cycles>
    <meta:generator>LibreOffice/7.4.7.2$Linux_X86_64 LibreOffice_project/40$Build-2</meta:generator>
    <dc:title>Metropolis</dc:title>
    <dc:date>2024-09-01T01:18:05.282834652</dc:date>
    <meta:document-statistic meta:object-count="42"/>
  </office:meta>
</office:document-meta>
</file>